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33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9900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" style:family="paragraph">
      <style:paragraph-properties fo:text-align="center"/>
      <style:text-properties fo:color="#006600"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  <style:text-properties fo:color="#ffffff" style:font-name="Times New Roman" fo:font-size="16pt" style:font-size-asian="16pt" style:font-size-complex="16pt"/>
    </style:style>
    <style:style style:name="P5" style:family="paragraph">
      <style:paragraph-properties fo:text-align="center"/>
      <style:text-properties fo:color="#000000" style:font-name="Times New Roman" fo:font-size="16pt" style:font-size-asian="16pt" style:font-size-complex="16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fo:color="#006600"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font-name="Times New Roman" fo:font-size="16pt" style:font-size-asian="16pt" style:font-size-complex="16pt"/>
    </style:style>
    <style:style style:name="T4" style:family="text">
      <style:text-properties fo:color="#000000"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4cm" svg:height="1.861cm" svg:x="1.121cm" svg:y="1.233cm">
          <text:p text:style-name="P1"><text:span text:style-name="T1">randar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5.961cm" svg:height="1.75cm" svg:x="7.149cm" svg:y="1.493cm">
          <text:p text:style-name="P1"><text:span text:style-name="T2">/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3" draw:id="id3" draw:layer="layout" svg:width="5.339cm" svg:height="1.971cm" svg:x="14.439cm" svg:y="1.603cm">
          <text:p text:style-name="P1"><text:span text:style-name="T3">random.tab (1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5.945cm" svg:y1="2.164cm" svg:x2="7.745cm" svg:y2="2.368cm" draw:start-shape="id1" draw:start-glue-point="7" draw:end-shape="id2" draw:end-glue-point="6" svg:d="m5945 2164h602v204h1198" svg:viewBox="0 0 1801 205">
          <text:p/>
        </draw:connector>
        <draw:connector draw:style-name="gr4" draw:text-style-name="P1" draw:layer="layout" svg:x1="12.503cm" svg:y1="2.368cm" svg:x2="14.439cm" svg:y2="2.589cm" draw:start-shape="id2" draw:start-glue-point="9" draw:end-shape="id3" draw:end-glue-point="5" svg:d="m12503 2368h1271v221h665" svg:viewBox="0 0 1937 222">
          <text:p/>
        </draw:connector>
        <draw:custom-shape draw:style-name="gr1" draw:text-style-name="P2" xml:id="id4" draw:id="id4" draw:layer="layout" svg:width="4.824cm" svg:height="1.86cm" svg:x="1.121cm" svg:y="4.927cm">
          <text:p text:style-name="P1"><text:span text:style-name="T1">galgen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5.962cm" svg:height="1.753cm" svg:x="7.023cm" svg:y="8.388cm">
          <text:p text:style-name="P1"><text:span text:style-name="T2">/simga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6" draw:id="id6" draw:layer="layout" svg:width="5.341cm" svg:height="1.971cm" svg:x="14.307cm" svg:y="8.498cm">
          <text:p text:style-name="P1"><text:span text:style-name="T3">galmodel*.fits (10000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5.945cm" svg:y1="5.857cm" svg:x2="7.619cm" svg:y2="9.265cm" draw:start-shape="id4" draw:start-glue-point="7" draw:end-shape="id5" draw:end-glue-point="6" svg:d="m5945 5857h540v3408h1134" svg:viewBox="0 0 1675 3409">
          <text:p/>
        </draw:connector>
        <draw:connector draw:style-name="gr4" draw:text-style-name="P1" draw:layer="layout" svg:x1="12.378cm" svg:y1="9.265cm" svg:x2="14.307cm" svg:y2="9.484cm" draw:start-shape="id5" draw:start-glue-point="9" draw:end-shape="id6" draw:end-glue-point="5" svg:d="m12378 9265h1268v219h661" svg:viewBox="0 0 1930 220">
          <text:p/>
        </draw:connector>
        <draw:custom-shape draw:style-name="gr1" draw:text-style-name="P2" xml:id="id7" draw:id="id7" draw:layer="layout" svg:width="4.824cm" svg:height="1.861cm" svg:x="1.121cm" svg:y="11.714cm">
          <text:p text:style-name="P1"><text:span text:style-name="T1">galgensum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5.961cm" svg:height="1.751cm" svg:x="7.149cm" svg:y="11.974cm">
          <text:p text:style-name="P1"><text:span text:style-name="T2">/simgalse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9" draw:id="id9" draw:layer="layout" svg:width="5.339cm" svg:height="1.969cm" svg:x="14.439cm" svg:y="12.084cm">
          <text:p text:style-name="P1"><text:span text:style-name="T3">gsum*.fits (1000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5.945cm" svg:y1="12.645cm" svg:x2="7.745cm" svg:y2="12.85cm" draw:start-shape="id7" draw:start-glue-point="7" draw:end-shape="id8" draw:end-glue-point="6" svg:d="m5945 12645h602v205h1198" svg:viewBox="0 0 1801 206">
          <text:p/>
        </draw:connector>
        <draw:connector draw:style-name="gr4" draw:text-style-name="P1" draw:layer="layout" svg:x1="12.503cm" svg:y1="12.85cm" svg:x2="14.439cm" svg:y2="13.069cm" draw:start-shape="id8" draw:start-glue-point="9" draw:end-shape="id9" draw:end-glue-point="5" svg:d="m12503 12850h1271v219h665" svg:viewBox="0 0 1937 220">
          <text:p/>
        </draw:connector>
        <draw:custom-shape draw:style-name="gr1" draw:text-style-name="P2" xml:id="id10" draw:id="id10" draw:layer="layout" svg:width="4.824cm" svg:height="1.861cm" svg:x="1.121cm" svg:y="15.408cm">
          <text:p text:style-name="P1"><text:span text:style-name="T1">match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5.961cm" svg:height="1.752cm" svg:x="7.149cm" svg:y="15.668cm">
          <text:p text:style-name="P1"><text:span text:style-name="T2">/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12" draw:id="id12" draw:layer="layout" svg:width="5.339cm" svg:height="1.97cm" svg:x="14.439cm" svg:y="15.778cm">
          <text:p text:style-name="P1"><text:span text:style-name="T3">allsexmatch*.tab (8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5.945cm" svg:y1="16.339cm" svg:x2="7.745cm" svg:y2="16.544cm" draw:start-shape="id10" draw:start-glue-point="7" draw:end-shape="id11" draw:end-glue-point="6" svg:d="m5945 16339h602v205h1198" svg:viewBox="0 0 1801 206">
          <text:p/>
        </draw:connector>
        <draw:connector draw:style-name="gr4" draw:text-style-name="P1" draw:layer="layout" svg:x1="12.503cm" svg:y1="16.544cm" svg:x2="14.439cm" svg:y2="16.763cm" draw:start-shape="id11" draw:start-glue-point="9" draw:end-shape="id12" draw:end-glue-point="5" svg:d="m12503 16544h1271v219h665" svg:viewBox="0 0 1937 220">
          <text:p/>
        </draw:connector>
        <draw:custom-shape draw:style-name="gr2" draw:text-style-name="P3" xml:id="id13" draw:id="id13" draw:layer="layout" svg:width="5.961cm" svg:height="1.75cm" svg:x="7.149cm" svg:y="18.624cm">
          <text:p text:style-name="P1"><text:span text:style-name="T2">/sexmatc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14" draw:id="id14" draw:layer="layout" svg:width="5.339cm" svg:height="1.969cm" svg:x="14.439cm" svg:y="18.734cm">
          <text:p text:style-name="P1"><text:span text:style-name="T3">sexmatch*.tab (1000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2.503cm" svg:y1="19.499cm" svg:x2="14.439cm" svg:y2="19.719cm" draw:start-shape="id13" draw:start-glue-point="9" draw:end-shape="id14" draw:end-glue-point="5" svg:d="m12503 19499h1271v220h665" svg:viewBox="0 0 1937 221">
          <text:p/>
        </draw:connector>
        <draw:custom-shape draw:style-name="gr2" draw:text-style-name="P3" xml:id="id15" draw:id="id15" draw:layer="layout" svg:width="5.961cm" svg:height="1.751cm" svg:x="7.149cm" svg:y="21.58cm">
          <text:p text:style-name="P1"><text:span text:style-name="T2">/simimag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16" draw:id="id16" draw:layer="layout" svg:width="5.339cm" svg:height="1.971cm" svg:x="14.439cm" svg:y="21.688cm">
          <text:p text:style-name="P1"><text:span text:style-name="T3">mc*.fits (1000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2.503cm" svg:y1="22.456cm" svg:x2="14.439cm" svg:y2="22.674cm" draw:start-shape="id15" draw:start-glue-point="9" draw:end-shape="id16" draw:end-glue-point="5" svg:d="m12503 22456h1271v218h665" svg:viewBox="0 0 1937 219">
          <text:p/>
        </draw:connector>
        <draw:connector draw:style-name="gr4" draw:text-style-name="P1" draw:layer="layout" svg:x1="5.945cm" svg:y1="16.339cm" svg:x2="7.745cm" svg:y2="19.499cm" draw:start-shape="id10" draw:start-glue-point="7" draw:end-shape="id13" draw:end-glue-point="6" svg:d="m5945 16339h602v3160h1198" svg:viewBox="0 0 1801 3161">
          <text:p/>
        </draw:connector>
        <draw:connector draw:style-name="gr4" draw:text-style-name="P1" draw:layer="layout" svg:x1="5.945cm" svg:y1="16.339cm" svg:x2="7.745cm" svg:y2="22.456cm" draw:start-shape="id10" draw:start-glue-point="7" draw:end-shape="id15" draw:end-glue-point="6" svg:d="m5945 16339h602v6117h1198" svg:viewBox="0 0 1801 6118">
          <text:p/>
        </draw:connector>
        <draw:connector draw:style-name="gr4" draw:text-style-name="P1" draw:layer="layout" svg:x1="17.109cm" svg:y1="3.458cm" svg:x2="3.533cm" svg:y2="4.927cm" draw:start-shape="id3" draw:start-glue-point="6" draw:end-shape="id4" draw:end-glue-point="4" svg:d="m17109 3458v793h-13576v676" svg:viewBox="0 0 13577 1470">
          <text:p/>
        </draw:connector>
        <draw:connector draw:style-name="gr4" draw:text-style-name="P1" draw:layer="layout" svg:x1="16.978cm" svg:y1="10.353cm" svg:x2="3.533cm" svg:y2="11.714cm" draw:start-shape="id6" draw:start-glue-point="6" draw:end-shape="id7" draw:end-glue-point="4" svg:d="m16978 10353v738h-13445v623" svg:viewBox="0 0 13446 1362">
          <text:p/>
        </draw:connector>
        <draw:connector draw:style-name="gr4" draw:text-style-name="P1" draw:layer="layout" svg:x1="17.109cm" svg:y1="13.937cm" svg:x2="3.533cm" svg:y2="15.408cm" draw:start-shape="id9" draw:start-glue-point="6" draw:end-shape="id10" draw:end-glue-point="4" svg:d="m17109 13937v793h-13576v678" svg:viewBox="0 0 13577 1472">
          <text:p/>
        </draw:connector>
        <draw:custom-shape draw:style-name="gr2" draw:text-style-name="P3" xml:id="id17" draw:id="id17" draw:layer="layout" svg:width="5.961cm" svg:height="1.753cm" svg:x="7.15cm" svg:y="5.187cm">
          <text:p text:style-name="P1"><text:span text:style-name="T2">/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18" draw:id="id18" draw:layer="layout" svg:width="5.339cm" svg:height="1.971cm" svg:x="14.44cm" svg:y="5.297cm">
          <text:p text:style-name="P1"><text:span text:style-name="T3">galmodel.tab (1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2.504cm" svg:y1="6.064cm" svg:x2="14.44cm" svg:y2="6.283cm" draw:start-shape="id17" draw:start-glue-point="9" draw:end-shape="id18" draw:end-glue-point="5" svg:d="m12504 6064h1271v219h665" svg:viewBox="0 0 1937 220">
          <text:p/>
        </draw:connector>
        <draw:connector draw:style-name="gr6" draw:text-style-name="P1" draw:layer="layout" draw:line-skew="0cm 0.162cm" svg:x1="19.779cm" svg:y1="6.283cm" svg:x2="17.109cm" svg:y2="13.937cm" draw:start-shape="id18" draw:start-glue-point="7" draw:end-shape="id9" draw:end-glue-point="6" svg:d="m19779 6283h501v8433h-3171v-779" svg:viewBox="0 0 3172 8434">
          <text:p/>
        </draw:connector>
        <draw:custom-shape draw:style-name="gr2" draw:text-style-name="P3" xml:id="id19" draw:id="id19" draw:layer="layout" svg:width="5.962cm" svg:height="1.753cm" svg:x="7.103cm" svg:y="24.52cm">
          <text:p text:style-name="P1"><text:span text:style-name="T2">/sexca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20" draw:id="id20" draw:layer="layout" svg:width="5.34cm" svg:height="1.971cm" svg:x="14.462cm" svg:y="24.622cm">
          <text:p text:style-name="P1"><text:span text:style-name="T3">sex*.cat (1000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2.458cm" svg:y1="25.397cm" svg:x2="14.462cm" svg:y2="25.608cm" draw:start-shape="id19" draw:start-glue-point="9" draw:end-shape="id20" draw:end-glue-point="5" svg:d="m12458 25397h1306v211h698" svg:viewBox="0 0 2005 212">
          <text:p/>
        </draw:connector>
        <draw:connector draw:style-name="gr4" draw:text-style-name="P1" draw:layer="layout" svg:x1="5.945cm" svg:y1="16.339cm" svg:x2="7.699cm" svg:y2="25.397cm" draw:start-shape="id10" draw:start-glue-point="7" draw:end-shape="id19" draw:end-glue-point="6" svg:d="m5945 16339h580v9058h1174" svg:viewBox="0 0 1755 9059">
          <text:p/>
        </draw:connector>
        <draw:connector draw:style-name="gr4" draw:text-style-name="P1" draw:layer="layout" svg:x1="5.945cm" svg:y1="5.857cm" svg:x2="7.746cm" svg:y2="6.064cm" draw:start-shape="id4" draw:start-glue-point="7" draw:end-shape="id17" draw:end-glue-point="6" svg:d="m5945 5857h603v207h1198" svg:viewBox="0 0 1802 208">
          <text:p/>
        </draw:connector>
        <draw:custom-shape draw:style-name="gr7" draw:text-style-name="P5" xml:id="id21" draw:id="id21" draw:layer="layout" svg:width="4.831cm" svg:height="1.969cm" svg:x="1.122cm" svg:y="18.589cm">
          <text:p text:style-name="P1"><text:span text:style-name="T4">Input*.fits (8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3.538cm" svg:y1="18.589cm" svg:x2="3.533cm" svg:y2="17.269cm" draw:start-shape="id21" draw:start-glue-point="4" draw:end-shape="id10" draw:end-glue-point="6" svg:d="m3538 18589v-660h-5v-660" svg:viewBox="0 0 6 13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6T13:46:35.563192000</meta:creation-date>
    <dc:date>2014-07-01T17:19:39.299917000</dc:date>
    <meta:editing-duration>PT42M8S</meta:editing-duration>
    <meta:editing-cycles>13</meta:editing-cycles>
    <meta:generator>LibreOffice/4.1.4.2$MacOSX_x86 LibreOffice_project/0a0440ccc0227ad9829de5f46be37cfb6edcf72</meta:generator>
    <meta:document-statistic meta:object-count="42"/>
  </office:meta>
</office:document-meta>
</file>